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LCaps10-Regular" svg:font-family="PLCaps10-Regular"/>
    <style:font-face style:name="PLRoman12-Regular" svg:font-family="PLRoman12-Regular"/>
    <style:font-face style:name="PLRoman12-Italic" svg:font-family="PLRoman12-Italic" style:font-family-generic="script"/>
    <style:font-face style:name="Lucida Sans1" svg:font-family="'Lucida Sans'" style:font-family-generic="swiss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fo:background-color="#00cc00" style:font-weight-asian="normal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fo:font-weight="normal" fo:background-color="#00cc0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style:font-name-asian="PLCaps10-Regular" style:font-size-asian="12pt" style:font-name-complex="PLCaps10-Regular" style:font-size-complex="12pt"/>
    </style:style>
    <style:style style:name="T3" style:family="text">
      <style:text-properties style:font-name="Times New Roman" fo:font-size="12pt" fo:font-style="italic" style:font-name-asian="PLRoman12-Italic" style:font-size-asian="12pt" style:font-style-asian="italic" style:font-name-complex="PLRoman12-Italic" style:font-size-complex="12pt" style:font-style-complex="italic"/>
    </style:style>
    <style:style style:name="T4" style:family="text">
      <style:text-properties style:font-name="Times New Roman" fo:font-size="12pt" style:font-name-asian="PLRoman12-Regular" style:font-size-asian="12pt" style:font-name-complex="PLRoman12-Regular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LITECHNIKA ŚLĄSKA</text:p>
      <text:p text:style-name="P2"/>
      <text:p text:style-name="P2"/>
      <text:p text:style-name="P2"/>
      <text:p text:style-name="P2"/>
      <text:p text:style-name="P2"/>
      <text:p text:style-name="P2">Nawigacja Obrazowa w Diagnostyce i Terapii</text:p>
      <text:p text:style-name="P2">Projek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1">Monika Kłos</text:p>
      <text:p text:style-name="P1">Michał Szpila</text:p>
      <text:p text:style-name="P1">Sylwia Wilcze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915129004394469019" text:style-name="L1">
        <text:list-item>
          <text:p text:style-name="P5"><text:soft-page-break/>Cel projektu</text:p>
        </text:list-item>
      </text:list>
      <text:p text:style-name="P4"/>
      <text:p text:style-name="P6">Celem projektu było stworzenie aplikacji, która składa się z dwóch modułów. Pierwszy z nich pozwolił na szkieletyzację naczyń krwionośnych oraz utworzenie ich modelu 3D. Drugi natomiast umożliwił rekonstrukcję wątroby, wyznaczenie jej segmentów oraz stworzenie modelu 3D.</text:p>
      <text:p text:style-name="P8">//poprawić fragment z wątrobą czy może tak być?</text:p>
      <text:p text:style-name="P6"/>
      <text:list xml:id="list38352216" text:continue-numbering="true" text:style-name="L1">
        <text:list-item>
          <text:p text:style-name="P5">Wstęp teoretyczny</text:p>
        </text:list-item>
      </text:list>
      <text:p text:style-name="P6"/>
      <text:p text:style-name="P6">Segmentacja naczyń krwionośnych i stworzenie drzewa naczyniowego pozwala na zobrazowanie w trójwymiarze wszelkich rozgałęzień, których analiza może być bardzo przydatna dla lekarza. Jak donosi praca [1] obserwacja podziału tętnicy środkowej mózgu może dostarczyć cennych informacji jeśli chodzi o tworzenie się i ewolucję tętniaków. Ponadto tworzenie modeli 3D naczyń krwionośnych użyteczne jest również w przypadku przeprowadzania operacji, aby w trakcie zabiegu nie uszkodzić żył oraz tętnic.</text:p>
      <text:p text:style-name="P6"/>
      <text:p text:style-name="P8">//coś o wątrobie</text:p>
      <text:p text:style-name="P6"/>
      <text:list xml:id="list38343196" text:continue-numbering="true" text:style-name="L1">
        <text:list-item>
          <text:p text:style-name="P5">Metodyka i opis aplikacji</text:p>
        </text:list-item>
      </text:list>
      <text:p text:style-name="P6"/>
      <text:p text:style-name="P6">Aby osiągnąć zamierzony cel projektu do stworzenia aplikacji wykorzystano środowisko MATLAB. Aplikacja okienkowa po lewej stronie ma przyciski podpowiadające za pierwszy moduł – segmentację naczyń krwionośnych. Po prawej stronie elementy interfejsu użytkownika są związane z wątrobą.</text:p>
      <text:p text:style-name="P6"/>
      <text:p text:style-name="P6">Po uruchomieniu aplikacji użytkownik musi wczytać dane poprzez kliknięcie przycisku „Wczytaj dane”. Jeżeli chce wczytać dane z wątrobą musi najpierw przełączyć tryb aplikacji za pomocą checkboxa „Pokaż wątrobę” a następnie kliknąć przycisk „Wczytaj obrazy”.</text:p>
      <text:p text:style-name="P6"/>
      <text:p text:style-name="P6">Kolejnym etapem jest dokonanie progowania, którego progi można określić w polach obok przycisku „Progowanie”. Po dokonaniu tej operacji uaktywnia się opcja „Szkieletyzacja” po kliknięciu, której program oblicza szkielet w 3D dla zaczytanego obrazu. Kolejnym krokiem jest naniesienie maski szkieletu na obraz oryginalny, jest on dostępny po kliknięciu przycisku: „Nanieś wynik szkieletyzacji na obraz”.</text:p>
      <text:p text:style-name="P6"/>
      <text:p text:style-name="P6">W środku okna aplikacji pokazują się wybrane przekroje z:</text:p>
      <text:list xml:id="list2601746172099136096" text:style-name="L3">
        <text:list-item>
          <text:p text:style-name="P7">obrazem oryginalnym,</text:p>
        </text:list-item>
        <text:list-item>
          <text:p text:style-name="P7">wynikiem progowania,</text:p>
        </text:list-item>
        <text:list-item>
          <text:p text:style-name="P7">wynikiem szkieletyzacji,</text:p>
        </text:list-item>
        <text:list-item>
          <text:p text:style-name="P7">wynikiem szkieletyzacji naniesionym na obraz oryginalny,</text:p>
        </text:list-item>
        <text:list-item>
          <text:p text:style-name="P9">//coś z wątrobą</text:p>
        </text:list-item>
      </text:list>
      <text:p text:style-name="P6">Przekroje powyższych obrazów można przeglądać przy pomocy suwaka, pod którym wyświetla się numer przekroju.</text:p>
      <text:p text:style-name="P6"/>
      <text:p text:style-name="P6">Kolejną opcją programu jest stworzenie modelu 3D. Po kliknięciu przycisku „Pokaż model 3D” w nowym oknie wyrysowana zostaje chmura punktów powstała wskutek szkieletyzacji.</text:p>
      <text:p text:style-name="P6"/>
      <text:list xml:id="list38327605" text:continue-list="list38343196" text:style-name="L1">
        <text:list-item>
          <text:p text:style-name="P5">Podsumowanie i wnioski</text:p>
        </text:list-item>
      </text:list>
      <text:p text:style-name="P6"/>
      <text:p text:style-name="P6"/>
      <text:p text:style-name="P6"/>
      <text:p text:style-name="P6"/>
      <text:list xml:id="list38345265" text:continue-numbering="true" text:style-name="L1">
        <text:list-item>
          <text:p text:style-name="P5"><text:soft-page-break/>Bibliografia</text:p>
        </text:list-item>
      </text:list>
      <text:p text:style-name="P4"/>
      <text:p text:style-name="P3"><text:span text:style-name="T1">[1] Ż</text:span><text:span text:style-name="T2">yłkowski, J. </text:span><text:span text:style-name="T3">Geometria pnia i podziału tętnicy środkowej mózgu jako niezależny czynnik prognostyczny ewolucji tętniaków. </text:span><text:span text:style-name="T4">PhD thesis, Warszawski Uniwersytet Medyczny, 201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LCaps10-Regular" svg:font-family="PLCaps10-Regular"/>
    <style:font-face style:name="PLRoman12-Regular" svg:font-family="PLRoman12-Regular"/>
    <style:font-face style:name="PLRoman12-Italic" svg:font-family="PLRoman12-Italic" style:font-family-generic="script"/>
    <style:font-face style:name="Lucida Sans1" svg:font-family="'Lucida Sans'" style:font-family-generic="swiss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ika Kłos</meta:initial-creator>
    <meta:creation-date>2017-05-29T16:59:36.74</meta:creation-date>
    <meta:document-statistic meta:table-count="0" meta:image-count="0" meta:object-count="0" meta:page-count="3" meta:paragraph-count="27" meta:word-count="355" meta:character-count="2624"/>
    <dc:date>2017-05-29T18:15:46.98</dc:date>
    <dc:creator>Monika Kłos</dc:creator>
    <meta:editing-duration>PT17S</meta:editing-duration>
    <meta:editing-cycles>1</meta:editing-cycles>
    <meta:generator>OpenOffice/4.1.2$Win32 OpenOffice.org_project/412m3$Build-9782</meta:generator>
  </office:meta>
</office:document-meta>
</file>